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67114009768437628" text:style-name="L1">
        <text:list-header>
          <text:p text:style-name="P1"><text:s/>1) <text:s/>Name des Anwendungsfall: <text:s text:c="3"/></text:p>
          <text:p text:style-name="P1"/>
          <text:p text:style-name="P1"><text:s text:c="3"/><text:tab/>Mediumsverwaltung</text:p>
        </text:list-header>
      </text:list>
      <text:p text:style-name="Standard"/>
      <text:list xml:id="list144041980312027" text:continue-numbering="true" text:style-name="L1">
        <text:list-header>
          <text:p text:style-name="P1"><text:s/>2) Beteiligte Akteure: <text:s text:c="3"/><text:tab/><text:tab/></text:p>
          <text:p text:style-name="P1"/>
          <text:list>
            <text:list-item>
              <text:list>
                <text:list-header>
                  <text:p text:style-name="P1">Benutzer , Label-Manager, <text:s/>Künstler, Administrator.</text:p>
                </text:list-header>
              </text:list>
            </text:list-item>
          </text:list>
        </text:list-header>
      </text:list>
      <text:p text:style-name="Standard"><text:tab/></text:p>
      <text:list xml:id="list5073800648064414001" text:style-name="L2">
        <text:list-header>
          <text:p text:style-name="P2"><text:s/>3) <text:s/>Anfangsbedingung:</text:p>
        </text:list-header>
      </text:list>
      <text:p text:style-name="Standard"/>
      <text:p text:style-name="Standard"><text:tab/><text:tab/>Benutzer , Label-Manager <text:s/>Künstler <text:s/>und Administrator <text:s/>sind eingeloggt.</text:p>
      <text:p text:style-name="Standard"><text:tab/><text:tab/> Label-Manager und <text:s/>Künstler verfügen schon über eigene bereits existiereden <text:s/><text:tab/><text:tab/><text:tab/> Wiedergabeliste ( mit mindestens ein Medium).</text:p>
      <text:p text:style-name="Standard"/>
      <text:p text:style-name="Standard"><text:tab/>4) Ereignissfluss:</text:p>
      <text:p text:style-name="Standard"/>
      <text:list xml:id="list8909114805069714173" text:style-name="L3">
        <text:list-item>
          <text:list>
            <text:list-item>
              <text:list>
                <text:list-item>
                  <text:p text:style-name="P3">Der benutzer <text:s/>kann Medium <text:s/>/ Medien <text:s/>hochladen.</text:p>
                </text:list-item>
                <text:list-item>
                  <text:p text:style-name="P3">Der Bnutzer wird (kann werden) <text:s/>zum Künstler <text:s/>und <text:s/>oder <text:s text:c="2"/>zum Label-Managr nach Hinzufügen von <text:s/>Mediun <text:s/>und kann <text:s/>es (die) <text:s/>erst dann <text:s/>sowohl bearbeiten als auch löschen.</text:p>
                </text:list-item>
                <text:list-item>
                  <text:p text:style-name="P3">Der Administrator hat <text:s text:c="2"/>auch das <text:s/>Recht <text:s/>Medium zu löschen.</text:p>
                </text:list-item>
              </text:list>
            </text:list-item>
          </text:list>
        </text:list-item>
      </text:list>
      <text:p text:style-name="Standard"/>
      <text:p text:style-name="Standard"><text:tab/>5) Abschlussbedingung:<text:tab/><text:tab/></text:p>
      <text:p text:style-name="Standard"><text:tab/></text:p>
      <text:p text:style-name="Standard"><text:tab/><text:tab/><text:tab/>Das medium wurde erfolgreich verwaltet, und dem Akteur ( ) <text:s text:c="2"/>Wurde vom<text:tab/><text:tab/><text:tab/>System benacchtrichtigt. <text:s/>( zb: das medien wurde <text:s/>erfolgreich hinzugefügt, <text:tab/><text:tab/><text:tab/>gelöscht oder <text:s/>gespeichert).</text:p>
      <text:p text:style-name="Standard"/>
      <text:p text:style-name="Standard"><text:tab/>6) Ausnahmen:</text:p>
      <text:list xml:id="list530342555755132761" text:style-name="L4">
        <text:list-item>
          <text:list>
            <text:list-item>
              <text:list>
                <text:list-header>
                  <text:p text:style-name="P4"/>
                  <text:list>
                    <text:list-header>
                      <text:p text:style-name="P4">Extendsfälle :</text:p>
                      <text:list>
                        <text:list-header>
                          <text:p text:style-name="P4"/>
                        </text:list-header>
                        <text:list-item>
                          <text:p text:style-name="P4">Falsche <text:s/>Mediensdaten Eingabe :</text:p>
                          <text:p text:style-name="P4"/>
                          <text:p text:style-name="P4">a) <text:s/>Das Hinzufügen des mediums <text:s/>ist unmöglich. <text:s text:c="2"/></text:p>
                          <text:list>
                            <text:list-header>
                              <text:p text:style-name="P4"/>
                              <text:list>
                                <text:list-header>
                                  <text:p text:style-name="P4">Gründe: <text:s/></text:p>
                                  <text:p text:style-name="P4"/>
                                  <text:p text:style-name="P4">- Falsches Dateiformat <text:s text:c="3"/></text:p>
                                  <text:p text:style-name="P4">- <text:s/>Maximale dateigröße übeschritten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p text:style-name="Standard"><text:tab/><text:tab/><text:tab/><text:tab/>- <text:s text:c="2"/>Kein <text:s/>Titel.</text:p>
      <text:list xml:id="list144041756738982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/>
                              <text:p text:style-name="P4"><text:s text:c="2"/>(Dies gilt für alle die daran <text:tab/>beteiligt sind)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/text:p>
      <text:p text:style-name="Standard"><text:tab/><text:tab/><text:tab/>b) <text:s/>Das Bearbeiten des Medium unmöglich:</text:p>
      <text:p text:style-name="Standard"/>
      <text:p text:style-name="Standard"><text:tab/><text:tab/><text:tab/><text:tab/>Gründe:</text:p>
      <text:p text:style-name="Standard"><text:tab/><text:tab/><text:tab/><text:tab/></text:p>
      <text:p text:style-name="Standard"><text:tab/><text:tab/><text:tab/><text:tab/></text:p>
      <text:list xml:id="list144043318709146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- Falsches Dateiformat <text:s text:c="3"/></text:p>
                                  <text:p text:style-name="P4">- <text:s/>Maximale dateigröße übeschritten</text:p>
                                  <text:p text:style-name="P4">- <text:s/>Platzhalter Medium erstellen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<text:tab/><text:tab/><text:tab/><text:tab/>- <text:s text:c="2"/>Kein <text:s/>Titel.</text:p>
      <text:p text:style-name="Standard"><text:tab/><text:tab/><text:tab/><text:tab/></text:p>
      <text:p text:style-name="Standard"><text:tab/><text:tab/></text:p>
      <text:p text:style-name="Standard"/>
      <text:p text:style-name="Standard"/>
      <text:p text:style-name="Standard"/>
      <text:p text:style-name="Standard"/>
      <text:list xml:id="list5543465402362287153" text:style-name="L5">
        <text:list-item>
          <text:p text:style-name="P5">Spezielle Anforderungen:</text:p>
        </text:list-item>
      </text:list>
      <text:p text:style-name="Standard"><text:tab/></text:p>
      <text:p text:style-name="Standard"><text:tab/><text:tab/>Nach dem Hinzufügen <text:s/>des Medium steht das neue hinzugefügte Medium nach dem <text:s/><text:tab/><text:tab/>“Aktualisieren” <text:s/>des egenen Wiedergabeliste /Album... <text:s/>sofort zur Verfügung.</text:p>
      <text:p text:style-name="Standard"><text:tab/><text:tab/>Medium, das gerade beim abhören ist, kann nach Löschen nicht mehr wiedergespielt <text:tab/><text:tab/>werde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stide Mbogning</meta:initial-creator>
    <meta:creation-date>2014-02-19T10:41:37</meta:creation-date>
    <dc:date>2014-02-19T14:40:41.428356000</dc:date>
    <meta:editing-duration>PT28M31S</meta:editing-duration>
    <meta:editing-cycles>4</meta:editing-cycles>
    <meta:generator>LibreOffice/4.1.2.3$MacOSX_x86 LibreOffice_project/40b2d7fde7e8d2d7bc5a449dc65df4d08a7dd38</meta:generator>
    <meta:document-statistic meta:table-count="0" meta:image-count="0" meta:object-count="0" meta:page-count="2" meta:paragraph-count="39" meta:word-count="203" meta:character-count="1572" meta:non-whitespace-character-count="1261"/>
  </office:meta>
</office:document-meta>
</file>